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c28b" officeooo:paragraph-rsid="001bc28b"/>
    </style:style>
    <style:style style:name="T1" style:family="text">
      <style:text-properties officeooo:rsid="001e3f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in for trin</text:p>
      <text:p text:style-name="P1">arbejde dig opad fra et array med eksempel data og senere gør det muligt at ændre fra brugeren</text:p>
      <text:p text:style-name="P1">lav en kostplan der ligner lektio med et søjlediagram</text:p>
      <text:p text:style-name="P1">skal være en website med html og skal bruge d3.js</text:p>
      <text:p text:style-name="P1">d3indepth har nogen gode forklaringer</text:p>
      <text:p text:style-name="P1">husk at skrive “d3.” når man skal bruge en d3 ting</text:p>
      <text:p text:style-name="P1">se I ekse<text:span text:style-name="T1">m</text:span>plerne eller spørg Chatten</text:p>
      <text:p text:style-name="P1">jeg skal bruge “stacked series “diagram</text:p>
      <text:p text:style-name="P1">lav en overordnet update funktion der kan kaldes hver gang der skal gøres noget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0:56:09.827337236</meta:creation-date>
    <dc:date>2025-03-24T11:09:28.227796922</dc:date>
    <meta:editing-duration>PT2M58S</meta:editing-duration>
    <meta:editing-cycles>2</meta:editing-cycles>
    <meta:generator>LibreOffice/24.8.5.2$Linux_X86_64 LibreOffice_project/27b361b745d0ea8f99bc93dfcb7a39098dfa5fff</meta:generator>
    <meta:document-statistic meta:table-count="0" meta:image-count="0" meta:object-count="0" meta:page-count="1" meta:paragraph-count="9" meta:word-count="82" meta:character-count="450" meta:non-whitespace-character-count="377"/>
  </office:meta>
</office:document-meta>
</file>